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text-properties officeooo:paragraph-rsid="00152424"/>
    </style:style>
    <style:style style:name="T1" style:family="text">
      <style:text-properties officeooo:rsid="000f0b92"/>
    </style:style>
    <style:style style:name="T2" style:family="text">
      <style:text-properties officeooo:rsid="000e1b6e"/>
    </style:style>
    <style:style style:name="T3" style:family="text">
      <style:text-properties officeooo:rsid="000f8499"/>
    </style:style>
    <style:style style:name="T4" style:family="text">
      <style:text-properties officeooo:rsid="00113cfc"/>
    </style:style>
    <style:style style:name="T5" style:family="text">
      <style:text-properties officeooo:rsid="00152424"/>
    </style:style>
    <style:style style:name="T6" style:family="text">
      <style:text-properties officeooo:rsid="0011cd7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984064477" text:style-name="L1">
        <text:list-item>
          <text:p text:style-name="P1"><text:span text:style-name="T2">Recapping position</text:span></text:p>
        </text:list-item>
        <text:list-item>
          <text:p text:style-name="P1"><text:span text:style-name="T2">need to upload some work to github – phils marvel app </text:span><text:span text:style-name="T1">prototyping <text:s/>tool</text:span><text:span text:style-name="T2"> – our initial </text:span><text:span text:style-name="T1">wireframe on google sheets.</text:span></text:p>
        </text:list-item>
        <text:list-item>
          <text:p text:style-name="P1"><text:span text:style-name="T1">Dan making data model for data required for front end via teams whiteboard.</text:span></text:p>
        </text:list-item>
        <text:list-item>
          <text:p text:style-name="P1"><text:span text:style-name="T1">Trying to clarify what data is required for the front end at each step.</text:span></text:p>
        </text:list-item>
        <text:list-item>
          <text:p text:style-name="P1"><text:span text:style-name="T3">Discussion of relationship between front and back end, specifically how the “quiz” page speaks to the back end and how the data is handled</text:span></text:p>
        </text:list-item>
        <text:list-item>
          <text:p text:style-name="P1"><text:span text:style-name="T5">T</text:span><text:span text:style-name="T4">alking about how to track users through the website – when we’re handling user input in relation to a quiz question, how do we make sure that only that specific users data is being used? How do we input that data into the database and then hand it back to the user, without risking sending back another users data if we have more than one user at a time?</text:span></text:p>
        </text:list-item>
        <text:list-item>
          <text:p text:style-name="P1"><text:span text:style-name="T4">Is it possible to use a session ID not related to a login? Yes – we can use this to create a userId for the database. This can be used to query information to assert the results of the users quiz.</text:span></text:p>
        </text:list-item>
        <text:list-item>
          <text:p text:style-name="P1"><text:span text:style-name="T6">Going to create a data model to show where we expect the calls to come from and where we expect data to be handled in the front/back end of the application.</text:span></text:p>
        </text:list-item>
        <text:list-item>
          <text:p text:style-name="P1"><text:span text:style-name="T5">At this point I had to leave the meeting, the rest of the team continued with developing data models which are now on GitHub repo.</text:span><text:span text:style-name="T4"> </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1T10:26:09.040050255</meta:creation-date>
    <dc:date>2021-03-16T10:22:53.251304880</dc:date>
    <meta:editing-duration>PT8M7S</meta:editing-duration>
    <meta:editing-cycles>2</meta:editing-cycles>
    <meta:generator>LibreOffice/6.4.6.2$Linux_X86_64 LibreOffice_project/40$Build-2</meta:generator>
    <meta:document-statistic meta:table-count="0" meta:image-count="0" meta:object-count="0" meta:page-count="1" meta:paragraph-count="9" meta:word-count="244" meta:character-count="1262" meta:non-whitespace-character-count="1030"/>
  </office:meta>
</office:document-meta>
</file>